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98806" officeooo:paragraph-rsid="000988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tter and fitter</text:p>
      <text:p text:style-name="P1"/>
      <text:p text:style-name="P1">a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4T16:51:06.223655000</meta:creation-date>
    <dc:date>2016-09-24T17:48:22.965476000</dc:date>
    <meta:editing-duration>PT47M6S</meta:editing-duration>
    <meta:editing-cycles>1</meta:editing-cycles>
    <meta:document-statistic meta:table-count="0" meta:image-count="0" meta:object-count="0" meta:page-count="1" meta:paragraph-count="2" meta:word-count="4" meta:character-count="20" meta:non-whitespace-character-count="17"/>
    <meta:generator>LibreOffice/5.2.1.2$MacOSX_X86_64 LibreOffice_project/31dd62db80d4e60af04904455ec9c9219178d620</meta:generator>
  </office:meta>
</office:document-meta>
</file>